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7">
      <style:table-cell-properties fo:background-color="#dee6ef"/>
    </style:style>
    <style:style style:name="ce1" style:family="table-cell" style:parent-style-name="Default">
      <style:table-cell-properties fo:background-color="#dee6ef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/>
          <table:table-cell office:value-type="string" calcext:value-type="string">
            <text:p>Ro (Rs 100ppm)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style-name="ce1" table:formula="of:=[.$I$2]*[.C2]" office:value-type="float" office:value="24000" calcext:value-type="float">
            <text:p>24000</text:p>
          </table:table-cell>
          <table:table-cell/>
          <table:table-cell table:style-name="ce3" table:formula="of:=5/([.$I$5]+[.E2])*[.$I$5]" office:value-type="float" office:value="1.40718562874251" calcext:value-type="float">
            <text:p>1,407</text:p>
          </table:table-cell>
          <table:table-cell/>
          <table:table-cell table:style-name="ce2" office:value-type="float" office:value="16000" calcext:value-type="float">
            <text:p>160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[.$I$2]*[.C3]" office:value-type="float" office:value="16000" calcext:value-type="float">
            <text:p>16000</text:p>
          </table:table-cell>
          <table:table-cell/>
          <table:table-cell table:style-name="ce3" table:formula="of:=5/([.$I$5]+[.E3])*[.$I$5]" office:value-type="float" office:value="1.8503937007874" calcext:value-type="float">
            <text:p>1,850</text:p>
          </table:table-cell>
          <table:table-cell table:number-columns-repeated="2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style-name="ce1" table:formula="of:=[.$I$2]*[.C4]" office:value-type="float" office:value="9600" calcext:value-type="float">
            <text:p>9600</text:p>
          </table:table-cell>
          <table:table-cell/>
          <table:table-cell table:style-name="ce3" table:formula="of:=5/([.$I$5]+[.E4])*[.$I$5]" office:value-type="float" office:value="2.47368421052632" calcext:value-type="float">
            <text:p>2,474</text:p>
          </table:table-cell>
          <table:table-cell/>
          <table:table-cell office:value-type="string" calcext:value-type="string">
            <text:p>Rout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style-name="ce1" table:formula="of:=[.$I$2]*[.C5]" office:value-type="float" office:value="4800" calcext:value-type="float">
            <text:p>4800</text:p>
          </table:table-cell>
          <table:table-cell/>
          <table:table-cell table:style-name="ce3" table:formula="of:=5/([.$I$5]+[.E5])*[.$I$5]" office:value-type="float" office:value="3.30985915492958" calcext:value-type="float">
            <text:p>3,310</text:p>
          </table:table-cell>
          <table:table-cell/>
          <table:table-cell table:style-name="ce2" office:value-type="float" office:value="9400" calcext:value-type="float">
            <text:p>94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style-name="ce1" table:formula="of:=[.$I$2]*[.C6]" office:value-type="float" office:value="3360" calcext:value-type="float">
            <text:p>3360</text:p>
          </table:table-cell>
          <table:table-cell/>
          <table:table-cell table:style-name="ce3" table:formula="of:=5/([.$I$5]+[.E6])*[.$I$5]" office:value-type="float" office:value="3.6833855799373" calcext:value-type="float">
            <text:p>3,683</text:p>
          </table:table-cell>
          <table:table-cell table:number-columns-repeated="2"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style-name="ce1" table:formula="of:=[.$I$2]*[.C7]" office:value-type="float" office:value="1440" calcext:value-type="float">
            <text:p>1440</text:p>
          </table:table-cell>
          <table:table-cell/>
          <table:table-cell table:style-name="ce3" table:formula="of:=5/([.$I$5]+[.E7])*[.$I$5]" office:value-type="float" office:value="4.33579335793358" calcext:value-type="float">
            <text:p>4,3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 table:number-columns-repeated="6"/>
        </table:table-row>
        <table:table-row table:style-name="ro1">
          <table:table-cell table:formula="of:=100*([.C10]^-1.513)" office:value-type="float" office:value="54.1469408265781" calcext:value-type="float">
            <text:p>54,147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table:formula="of:=100*([.C11]^-1.513)" office:value-type="float" office:value="100" calcext:value-type="float">
            <text:p>100,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100*([.C12]^-1.513)" office:value-type="float" office:value="216.599354571764" calcext:value-type="float">
            <text:p>216,599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table:formula="of:=100*([.C13]^-1.513)" office:value-type="float" office:value="618.180841806076" calcext:value-type="float">
            <text:p>618,181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 table:formula="of:=100*([.C14]^-1.513)" office:value-type="float" office:value="1060.43049191979" calcext:value-type="float">
            <text:p>1060,430</text:p>
          </table:table-cell>
          <table:table-cell/>
          <table:table-cell office:value-type="float" office:value="0.21" calcext:value-type="float">
            <text:p>0,21</text:p>
          </table:table-cell>
          <table:table-cell table:number-columns-repeated="6"/>
        </table:table-row>
        <table:table-row table:style-name="ro1">
          <table:table-cell table:formula="of:=100*([.C15]^-1.513)" office:value-type="float" office:value="3821.47553176069" calcext:value-type="float">
            <text:p>3821,476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 table:number-columns-repeated="2"/>
        </table:table-row>
        <table:table-row table:style-name="ro1">
          <table:table-cell table:formula="of:=100*([.C18]^-1.513)" office:value-type="float" office:value="8.04863391759857" calcext:value-type="float">
            <text:p>8,049</text:p>
          </table:table-cell>
          <table:table-cell/>
          <table:table-cell table:style-name="ce3" table:formula="of:=[.E18]/[.$I$2]" office:value-type="float" office:value="5.2875" calcext:value-type="float">
            <text:p>5,288</text:p>
          </table:table-cell>
          <table:table-cell/>
          <table:table-cell table:style-name="ce3" table:formula="of:=[.$I$5]/[.G18]*(5-[.G18])" office:value-type="float" office:value="84600" calcext:value-type="float">
            <text:p>84600,000</text:p>
          </table:table-cell>
          <table:table-cell/>
          <table:table-cell table:style-name="ce8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formula="of:=100*([.C19]^-1.513)" office:value-type="float" office:value="27.4520211227182" calcext:value-type="float">
            <text:p>27,452</text:p>
          </table:table-cell>
          <table:table-cell/>
          <table:table-cell table:style-name="ce3" table:formula="of:=[.E19]/[.$I$2]" office:value-type="float" office:value="2.35" calcext:value-type="float">
            <text:p>2,350</text:p>
          </table:table-cell>
          <table:table-cell/>
          <table:table-cell table:style-name="ce3" table:formula="of:=[.$I$5]/[.G19]*(5-[.G19])" office:value-type="float" office:value="37600" calcext:value-type="float">
            <text:p>37600,00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100*([.C20]^-1.513)" office:value-type="float" office:value="62.0500613330984" calcext:value-type="float">
            <text:p>62,050</text:p>
          </table:table-cell>
          <table:table-cell/>
          <table:table-cell table:style-name="ce3" table:formula="of:=[.E20]/[.$I$2]" office:value-type="float" office:value="1.37083333333333" calcext:value-type="float">
            <text:p>1,371</text:p>
          </table:table-cell>
          <table:table-cell/>
          <table:table-cell table:style-name="ce3" table:formula="of:=[.$I$5]/[.G20]*(5-[.G20])" office:value-type="float" office:value="21933.3333333333" calcext:value-type="float">
            <text:p>21933,333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formula="of:=100*([.C21]^-1.513)" office:value-type="float" office:value="121.077938042252" calcext:value-type="float">
            <text:p>121,078</text:p>
          </table:table-cell>
          <table:table-cell/>
          <table:table-cell table:style-name="ce3" table:formula="of:=[.E21]/[.$I$2]" office:value-type="float" office:value="0.88125" calcext:value-type="float">
            <text:p>0,881</text:p>
          </table:table-cell>
          <table:table-cell/>
          <table:table-cell table:style-name="ce3" table:formula="of:=[.$I$5]/[.G21]*(5-[.G21])" office:value-type="float" office:value="14100" calcext:value-type="float">
            <text:p>14100,00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00*([.C22]^-1.513)" office:value-type="float" office:value="223.609932886219" calcext:value-type="float">
            <text:p>223,610</text:p>
          </table:table-cell>
          <table:table-cell/>
          <table:table-cell table:style-name="ce3" table:formula="of:=[.E22]/[.$I$2]" office:value-type="float" office:value="0.5875" calcext:value-type="float">
            <text:p>0,588</text:p>
          </table:table-cell>
          <table:table-cell/>
          <table:table-cell table:style-name="ce3" table:formula="of:=[.$I$5]/[.G22]*(5-[.G22])" office:value-type="float" office:value="9400" calcext:value-type="float">
            <text:p>9400,000</text:p>
          </table:table-cell>
          <table:table-cell/>
          <table:table-cell table:style-name="ce8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table:formula="of:=100*([.C23]^-1.513)" office:value-type="float" office:value="412.968728191676" calcext:value-type="float">
            <text:p>412,969</text:p>
          </table:table-cell>
          <table:table-cell/>
          <table:table-cell table:style-name="ce3" table:formula="of:=[.E23]/[.$I$2]" office:value-type="float" office:value="0.391666666666667" calcext:value-type="float">
            <text:p>0,392</text:p>
          </table:table-cell>
          <table:table-cell/>
          <table:table-cell table:style-name="ce3" table:formula="of:=[.$I$5]/[.G23]*(5-[.G23])" office:value-type="float" office:value="6266.66666666667" calcext:value-type="float">
            <text:p>6266,667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100*([.C24]^-1.513)" office:value-type="float" office:value="805.823572308187" calcext:value-type="float">
            <text:p>805,824</text:p>
          </table:table-cell>
          <table:table-cell/>
          <table:table-cell table:style-name="ce3" table:formula="of:=[.E24]/[.$I$2]" office:value-type="float" office:value="0.251785714285714" calcext:value-type="float">
            <text:p>0,252</text:p>
          </table:table-cell>
          <table:table-cell/>
          <table:table-cell table:style-name="ce3" table:formula="of:=[.$I$5]/[.G24]*(5-[.G24])" office:value-type="float" office:value="4028.57142857143" calcext:value-type="float">
            <text:p>4028,571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formula="of:=100*([.C25]^-1.513)" office:value-type="float" office:value="1821.41059348087" calcext:value-type="float">
            <text:p>1821,411</text:p>
          </table:table-cell>
          <table:table-cell/>
          <table:table-cell table:style-name="ce3" table:formula="of:=[.E25]/[.$I$2]" office:value-type="float" office:value="0.146875" calcext:value-type="float">
            <text:p>0,147</text:p>
          </table:table-cell>
          <table:table-cell/>
          <table:table-cell table:style-name="ce3" table:formula="of:=[.$I$5]/[.G25]*(5-[.G25])" office:value-type="float" office:value="2350" calcext:value-type="float">
            <text:p>2350,00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100*([.C26]^-1.513)" office:value-type="float" office:value="6212.40854004429" calcext:value-type="float">
            <text:p>6212,409</text:p>
          </table:table-cell>
          <table:table-cell/>
          <table:table-cell table:style-name="ce3" table:formula="of:=[.E26]/[.$I$2]" office:value-type="float" office:value="0.0652777777777778" calcext:value-type="float">
            <text:p>0,065</text:p>
          </table:table-cell>
          <table:table-cell/>
          <table:table-cell table:style-name="ce3" table:formula="of:=[.$I$5]/[.G26]*(5-[.G26])" office:value-type="float" office:value="1044.44444444444" calcext:value-type="float">
            <text:p>1044,444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4T04:35:26.267000000</meta:creation-date>
    <dc:date>2024-02-05T06:26:05.723000000</dc:date>
    <meta:editing-duration>PT35M36S</meta:editing-duration>
    <meta:editing-cycles>12</meta:editing-cycles>
    <meta:generator>LibreOffice/7.3.6.2$Windows_X86_64 LibreOffice_project/c28ca90fd6e1a19e189fc16c05f8f8924961e12e</meta:generator>
    <meta:document-statistic meta:table-count="1" meta:cell-count="86" meta:object-count="0"/>
  </office:meta>
</office:document-meta>
</file>